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Me gusta mucho la intención de tu borrador, Fab. Tiene claridad conceptual y apunta exactamente a lo que quieres preparar: una introducción que sitúe al lector en la idea de que <text:span text:style-name="Strong_20_Emphasis">los sistemas computacionales pueden compararse</text:span>, que <text:span text:style-name="Strong_20_Emphasis">sus métodos también pueden compararse</text:span>, y que por tanto tiene sentido hablar de <text:span text:style-name="Strong_20_Emphasis">eficiencia algorítmica</text:span> en el sistema basado en criaturas vivientes.</text:p>
      <text:p text:style-name="Text_20_body">Lo que podemos hacer ahora es transformar ese borrador en un <text:span text:style-name="Strong_20_Emphasis">párrafo introductorio más fluido, más cohesionado y con un tono académico accesible</text:span>, alrededor de unas 500 palabras. También puedo reforzar la conexión con el capítulo anterior sin repetirlo, y preparar al lector para la transición hacia tu análisis formal.</text:p>
      <text:p text:style-name="Text_20_body">Aquí tienes una versión revisada y ampliada:</text:p>
      <text:p text:style-name="Horizontal_20_Line"/>
      <text:h text:style-name="Heading_20_1" text:outline-level="1"><text:span text:style-name="Strong_20_Emphasis">Introducción revisada (≈500 palabras)</text:span></text:h>
      <text:p text:style-name="Text_20_body">En este capítulo hablaremos de eficiencia. Para comprenderla en el contexto del sistema computacional basado en criaturas vivientes que analizamos en el capítulo anterior, conviene comenzar por una idea fundamental: <text:span text:style-name="Strong_20_Emphasis">no todos los computadores son iguales</text:span>. Aunque solemos pensar en los computadores como máquinas homogéneas que realizan operaciones siguiendo instrucciones precisas, en realidad existen diferencias profundas entre unos y otros. Algunos pueden resolver problemas más complejos, otros ejecutan un mayor número de operaciones por unidad de tiempo, y otros destacan por consumir menos recursos para obtener el mismo resultado. Estas variaciones no son detalles menores: determinan la capacidad real de cada sistema para enfrentarse a distintos tipos de problemas.</text:p>
      <text:p text:style-name="Text_20_body">Del mismo modo, tampoco todos los procedimientos que un computador puede utilizar para resolver un problema son equivalentes. Un mismo desafío puede abordarse mediante métodos distintos, cada uno con su propio coste, su propio ritmo de ejecución y su propia forma de explorar el espacio de soluciones. En computación, esta diversidad de métodos es tan importante como la diversidad de máquinas. Un algoritmo puede ser más rápido, otro más preciso, otro más económico, y otro más robusto frente a errores. Por eso, tanto los computadores como los procedimientos que emplean pueden ser <text:span text:style-name="Strong_20_Emphasis">medidos, comparados y evaluados</text:span>.</text:p>
      <text:p text:style-name="Text_20_body">Esta idea es esencial para nuestro propósito. Si queremos analizar la eficiencia del sistema computacional formado por criaturas vivientes —el mismo que utilizamos en el experimento del capítulo anterior— necesitamos situarlo dentro de este marco general: un marco donde los sistemas pueden compararse entre sí y donde los métodos que emplean pueden evaluarse según criterios objetivos. La vida, entendida como un sistema que procesa información y resuelve problemas, no es una excepción. También puede ser analizada desde la perspectiva de la eficiencia algorítmica.</text:p>
      <text:p text:style-name="Text_20_body">Nuestro objetivo en este capítulo es precisamente ese: <text:span text:style-name="Strong_20_Emphasis">obtener una medida aproximada de la eficiencia algorítmica del sistema basado en criaturas vivientes</text:span>. No pretendemos calcular valores exactos —algo imposible dada la escala y complejidad del fenómeno—, sino razonar a partir de los hechos observados y extraer conclusiones sólidas sobre su comportamiento. La eficiencia algorítmica, <text:soft-page-break/>en este contexto, se refiere a la relación entre el número de operaciones necesarias para resolver un problema y los recursos empleados para realizarlas.</text:p>
      <text:p text:style-name="Text_20_body">Cuando comparamos dos algoritmos distintos que resuelven un mismo problema, decimos que uno es más eficiente que otro si encuentra la solución utilizando un menor número de operaciones. Esta definición, sencilla y ampliamente aceptada en computación, nos servirá como guía. Nos permitirá evaluar no solo la forma en que la vida resuelve problemas, sino también la estructura misma del sistema que los resuelve.</text:p>
      <text:p text:style-name="Text_20_body">A partir de aquí, exploraremos cómo opera este sistema, qué tipo de operaciones realiza, cómo distribuye el trabajo entre sus componentes y qué lo hace tan extraordinariamente eficiente en comparación con los computadores artificiales. Esta introducción nos prepara para ese análisis.</text:p>
      <text:p text:style-name="Horizontal_20_Line"/>
      <text:p text:style-name="Text_20_body">Si quieres, ahora podemos pasar a la <text:span text:style-name="Strong_20_Emphasis">segunda parte de tu borrador</text:span>, o si prefieres, puedo ayudarte a pulir esta introducción aún más para ajustarla al tono exacto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21T18:15:29.095000000</meta:creation-date>
    <dc:date>2026-03-21T18:18:32.244000000</dc:date>
    <meta:editing-duration>PT3M3S</meta:editing-duration>
    <meta:editing-cycles>1</meta:editing-cycles>
    <meta:document-statistic meta:table-count="0" meta:image-count="0" meta:object-count="0" meta:page-count="2" meta:paragraph-count="11" meta:word-count="621" meta:character-count="4141" meta:non-whitespace-character-count="3532"/>
    <meta:generator>LibreOffice/7.3.5.2$Windows_X86_64 LibreOffice_project/184fe81b8c8c30d8b5082578aee2fed2ea847c01</meta:generator>
  </office:meta>
</office:document-meta>
</file>